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3.5374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lt;0" style:apply-style-name="Bad" style:base-cell-address="Sheet1.B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e0c2cd"/>
    </style:style>
    <style:style style:name="ce24" style:family="table-cell" style:parent-style-name="Default">
      <style:table-cell-properties fo:background-color="#eeeeee"/>
      <style:map style:condition="cell-content()&lt;0" style:apply-style-name="Bad" style:base-cell-address="Sheet1.B1"/>
    </style:style>
    <style:style style:name="ce6" style:family="table-cell" style:parent-style-name="Default">
      <style:map style:condition="cell-content()&lt;0" style:apply-style-name="Bad" style:base-cell-address="Sheet1.B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gt;0" style:apply-style-name="Good" style:base-cell-address="Sheet1.I20"/>
    </style:style>
    <style:style style:name="ce26" style:family="table-cell" style:parent-style-name="Default">
      <style:table-cell-properties fo:background-color="#eeeeee"/>
      <style:map style:condition="cell-content()&gt;0" style:apply-style-name="Good" style:base-cell-address="Sheet1.J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Good" style:base-cell-address="Sheet1.J1"/>
    </style:style>
    <style:style style:name="ce20" style:family="table-cell" style:parent-style-name="Default">
      <style:map style:condition="cell-content()&gt;0" style:apply-style-name="Good" style:base-cell-address="Sheet1.J1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0" style:family="table-cell" style:parent-style-name="Default">
      <style:text-properties style:font-name="Liberation Sans" style:font-name-asian="DejaVu Sans" style:font-name-complex="Noto Sans Arabic UI"/>
    </style:style>
    <style:style style:name="ce2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4" table:number-columns-repeated="8"/>
          <table:table-cell table:style-name="ce24"/>
          <table:table-cell table:style-name="ce26"/>
          <table:table-cell table:style-name="ce4" table:number-columns-repeated="5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style-name="ce12" office:value-type="string" calcext:value-type="string">
            <text:p>Xgboost</text:p>
          </table:table-cell>
          <table:table-cell table:style-name="ce21" office:value-type="string" calcext:value-type="string">
            <text:p>SoA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9" calcext:value-type="float">
            <text:p>0.919</text:p>
          </table:table-cell>
          <table:table-cell table:formula="of:=AVERAGE([.B3:.G3])" office:value-type="float" office:value="0.924833333333333" calcext:value-type="float">
            <text:p>0.924833333333333</text:p>
          </table:table-cell>
          <table:table-cell table:formula="of:=[.H3]-[.H28]" office:value-type="float" office:value="0.0315" calcext:value-type="float">
            <text:p>0.031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967213" calcext:value-type="float">
            <text:p>0.967213</text:p>
          </table:table-cell>
          <table:table-cell table:style-name="ce15" office:value-type="float" office:value="0.901639" calcext:value-type="float">
            <text:p>0.901639</text:p>
          </table:table-cell>
          <table:table-cell table:style-name="ce15" office:value-type="float" office:value="0.885246" calcext:value-type="float">
            <text:p>0.885246</text:p>
          </table:table-cell>
          <table:table-cell table:style-name="ce15" office:value-type="float" office:value="0.918033" calcext:value-type="float">
            <text:p>0.918033</text:p>
          </table:table-cell>
          <table:table-cell table:style-name="ce15" office:value-type="float" office:value="0.901639" calcext:value-type="float">
            <text:p>0.901639</text:p>
          </table:table-cell>
          <table:table-cell table:style-name="ce15" office:value-type="float" office:value="0.95082" calcext:value-type="float">
            <text:p>0.95082</text:p>
          </table:table-cell>
          <table:table-cell table:formula="of:=AVERAGE([.B4:.G4])" office:value-type="float" office:value="0.920765" calcext:value-type="float">
            <text:p>0.920765</text:p>
          </table:table-cell>
          <table:table-cell table:formula="of:=[.H4]-[.H29]" office:value-type="float" office:value="0.0284316666666666" calcext:value-type="float">
            <text:p>0.0284316666666666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style-name="ce40"/>
          <table:table-cell table:number-columns-repeated="2"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933333" calcext:value-type="float">
            <text:p>0.933333</text:p>
          </table:table-cell>
          <table:table-cell table:style-name="ce15" office:value-type="float" office:value="0.933333" calcext:value-type="float">
            <text:p>0.933333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16667" calcext:value-type="float">
            <text:p>0.916667</text:p>
          </table:table-cell>
          <table:table-cell table:formula="of:=AVERAGE([.B5:.G5])" office:value-type="float" office:value="0.913888833333333" calcext:value-type="float">
            <text:p>0.913888833333333</text:p>
          </table:table-cell>
          <table:table-cell table:formula="of:=[.H5]-[.H30]" office:value-type="float" office:value="0.1185555" calcext:value-type="float">
            <text:p>0.118555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875817" calcext:value-type="float">
            <text:p>0.875817</text:p>
          </table:table-cell>
          <table:table-cell office:value-type="float" office:value="0.816993" calcext:value-type="float">
            <text:p>0.816993</text:p>
          </table:table-cell>
          <table:table-cell office:value-type="float" office:value="0.895425" calcext:value-type="float">
            <text:p>0.895425</text:p>
          </table:table-cell>
          <table:table-cell table:number-columns-repeated="2" office:value-type="float" office:value="0.882353" calcext:value-type="float">
            <text:p>0.882353</text:p>
          </table:table-cell>
          <table:table-cell office:value-type="float" office:value="0.875817" calcext:value-type="float">
            <text:p>0.875817</text:p>
          </table:table-cell>
          <table:table-cell table:formula="of:=AVERAGE([.B6:.G6])" office:value-type="float" office:value="0.871459666666667" calcext:value-type="float">
            <text:p>0.871459666666667</text:p>
          </table:table-cell>
          <table:table-cell table:formula="of:=[.H6]-[.H31]" office:value-type="float" office:value="0.135626333333333" calcext:value-type="float">
            <text:p>0.135626333333333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985714" calcext:value-type="float">
            <text:p>0.985714</text:p>
          </table:table-cell>
          <table:table-cell table:formula="of:=AVERAGE([.B7:.G7])" office:value-type="float" office:value="0.995238" calcext:value-type="float">
            <text:p>0.995238</text:p>
          </table:table-cell>
          <table:table-cell table:formula="of:=[.H7]-[.H32]" office:value-type="float" office:value="-0.00476200000000004" calcext:value-type="float">
            <text:p>-0.00476200000000004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97494" calcext:value-type="float">
            <text:p>0.99749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94987" calcext:value-type="float">
            <text:p>0.994987</text:p>
          </table:table-cell>
          <table:table-cell table:number-columns-repeated="3" office:value-type="float" office:value="0.997494" calcext:value-type="float">
            <text:p>0.997494</text:p>
          </table:table-cell>
          <table:table-cell table:formula="of:=AVERAGE([.B8:.G8])" office:value-type="float" office:value="0.989557333333333" calcext:value-type="float">
            <text:p>0.989557333333333</text:p>
          </table:table-cell>
          <table:table-cell table:formula="of:=[.H8]-[.H33]" office:value-type="float" office:value="0.00355733333333319" calcext:value-type="float">
            <text:p>0.00355733333333319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table:number-columns-repeated="2" office:value-type="float" office:value="0.99115" calcext:value-type="float">
            <text:p>0.99115</text:p>
          </table:table-cell>
          <table:table-cell office:value-type="float" office:value="0.973451" calcext:value-type="float">
            <text:p>0.973451</text:p>
          </table:table-cell>
          <table:table-cell office:value-type="float" office:value="0.955752" calcext:value-type="float">
            <text:p>0.955752</text:p>
          </table:table-cell>
          <table:table-cell office:value-type="float" office:value="0.964602" calcext:value-type="float">
            <text:p>0.964602</text:p>
          </table:table-cell>
          <table:table-cell office:value-type="float" office:value="0.99115" calcext:value-type="float">
            <text:p>0.99115</text:p>
          </table:table-cell>
          <table:table-cell table:formula="of:=AVERAGE([.B9:.G9])" office:value-type="float" office:value="0.977875833333333" calcext:value-type="float">
            <text:p>0.977875833333333</text:p>
          </table:table-cell>
          <table:table-cell table:formula="of:=[.H9]-[.H34]" office:value-type="float" office:value="0.0130425000000001" calcext:value-type="float">
            <text:p>0.0130425000000001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10:.G10])" office:value-type="float" office:value="1" calcext:value-type="float">
            <text:p>1</text:p>
          </table:table-cell>
          <table:table-cell table:formula="of:=[.H10]-[.H35]" office:value-type="float" office:value="0" calcext:value-type="float">
            <text:p>0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7:16 27/11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946387" calcext:value-type="float">
            <text:p>0.946387</text:p>
          </table:table-cell>
          <table:table-cell office:value-type="float" office:value="0.932401" calcext:value-type="float">
            <text:p>0.932401</text:p>
          </table:table-cell>
          <table:table-cell office:value-type="float" office:value="0.969697" calcext:value-type="float">
            <text:p>0.969697</text:p>
          </table:table-cell>
          <table:table-cell office:value-type="float" office:value="0.934732" calcext:value-type="float">
            <text:p>0.934732</text:p>
          </table:table-cell>
          <table:table-cell office:value-type="float" office:value="0.93007" calcext:value-type="float">
            <text:p>0.93007</text:p>
          </table:table-cell>
          <table:table-cell table:formula="of:=AVERAGE([.B11:.G11])" office:value-type="float" office:value="0.9428905" calcext:value-type="float">
            <text:p>0.9428905</text:p>
          </table:table-cell>
          <table:table-cell table:formula="of:=[.H11]-[.H36]" office:value-type="float" office:value="-0.00727616666666664" calcext:value-type="float">
            <text:p>-0.00727616666666664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1:26 28/11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table:style-name="ce13" office:value-type="float" office:value="0.845" calcext:value-type="float">
            <text:p>0.845</text:p>
          </table:table-cell>
          <table:table-cell table:style-name="ce13" office:value-type="float" office:value="0.835" calcext:value-type="float">
            <text:p>0.835</text:p>
          </table:table-cell>
          <table:table-cell table:style-name="ce13" office:value-type="float" office:value="0.825" calcext:value-type="float">
            <text:p>0.825</text:p>
          </table:table-cell>
          <table:table-cell table:style-name="ce13" office:value-type="float" office:value="0.815" calcext:value-type="float">
            <text:p>0.815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795" calcext:value-type="float">
            <text:p>0.795</text:p>
          </table:table-cell>
          <table:table-cell table:formula="of:=AVERAGE([.B12:.G12])" office:value-type="float" office:value="0.82" calcext:value-type="float">
            <text:p>0.82</text:p>
          </table:table-cell>
          <table:table-cell table:formula="of:=[.H12]-[.H37]" office:value-type="float" office:value="-0.00249999999999995" calcext:value-type="float">
            <text:p>-0.0024999999999999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8:16 27/11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table:style-name="ce13" office:value-type="float" office:value="0.737705" calcext:value-type="float">
            <text:p>0.737705</text:p>
          </table:table-cell>
          <table:table-cell table:style-name="ce13" office:value-type="float" office:value="0.770492" calcext:value-type="float">
            <text:p>0.770492</text:p>
          </table:table-cell>
          <table:table-cell table:style-name="ce13" office:value-type="float" office:value="0.868852" calcext:value-type="float">
            <text:p>0.868852</text:p>
          </table:table-cell>
          <table:table-cell table:number-columns-repeated="2" table:style-name="ce13" office:value-type="float" office:value="0.852459" calcext:value-type="float">
            <text:p>0.852459</text:p>
          </table:table-cell>
          <table:table-cell table:style-name="ce13" office:value-type="float" office:value="0.885246" calcext:value-type="float">
            <text:p>0.885246</text:p>
          </table:table-cell>
          <table:table-cell table:formula="of:=AVERAGE([.B13:.G13])" office:value-type="float" office:value="0.827868833333333" calcext:value-type="float">
            <text:p>0.827868833333333</text:p>
          </table:table-cell>
          <table:table-cell table:formula="of:=[.H13]-[.H38]" office:value-type="float" office:value="0.109302166666667" calcext:value-type="float">
            <text:p>0.109302166666667</text:p>
          </table:table-cell>
          <table:table-cell table:formula="of:=[.H13]-[.H44]" office:value-type="float" office:value="0.0248688333333333" calcext:value-type="float">
            <text:p>0.0248688333333333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Transfusion <text:s/>paper 1</text:p>
          </table:table-cell>
          <table:table-cell office:value-type="float" office:value="0.832215" calcext:value-type="float">
            <text:p>0.832215</text:p>
          </table:table-cell>
          <table:table-cell office:value-type="float" office:value="0.812081" calcext:value-type="float">
            <text:p>0.812081</text:p>
          </table:table-cell>
          <table:table-cell office:value-type="float" office:value="0.818792" calcext:value-type="float">
            <text:p>0.818792</text:p>
          </table:table-cell>
          <table:table-cell office:value-type="float" office:value="0.798658" calcext:value-type="float">
            <text:p>0.798658</text:p>
          </table:table-cell>
          <table:table-cell office:value-type="float" office:value="0.791946" calcext:value-type="float">
            <text:p>0.791946</text:p>
          </table:table-cell>
          <table:table-cell office:value-type="float" office:value="0.825503" calcext:value-type="float">
            <text:p>0.825503</text:p>
          </table:table-cell>
          <table:table-cell table:formula="of:=AVERAGE([.B14:.G14])" office:value-type="float" office:value="0.813199166666667" calcext:value-type="float">
            <text:p>0.813199166666667</text:p>
          </table:table-cell>
          <table:table-cell table:formula="of:=[.H14]-[.H39]" office:value-type="float" office:value="0.0420991666666667" calcext:value-type="float">
            <text:p>0.0420991666666667</text:p>
          </table:table-cell>
          <table:table-cell table:formula="of:=[.H14]-[.H45]" office:value-type="float" office:value="-0.00860083333333328" calcext:value-type="float">
            <text:p>-0.00860083333333328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<text:span text:style-name="T1">Indian liver</text:span> paper 2</text:p>
          </table:table-cell>
          <table:table-cell office:value-type="float" office:value="0.770774" calcext:value-type="float">
            <text:p>0.770774</text:p>
          </table:table-cell>
          <table:table-cell office:value-type="float" office:value="0.713467" calcext:value-type="float">
            <text:p>0.713467</text:p>
          </table:table-cell>
          <table:table-cell office:value-type="float" office:value="0.719198" calcext:value-type="float">
            <text:p>0.719198</text:p>
          </table:table-cell>
          <table:table-cell office:value-type="float" office:value="0.747851" calcext:value-type="float">
            <text:p>0.747851</text:p>
          </table:table-cell>
          <table:table-cell office:value-type="float" office:value="0.73639" calcext:value-type="float">
            <text:p>0.73639</text:p>
          </table:table-cell>
          <table:table-cell office:value-type="float" office:value="0.739255" calcext:value-type="float">
            <text:p>0.739255</text:p>
          </table:table-cell>
          <table:table-cell table:formula="of:=AVERAGE([.B15:.G15])" office:value-type="float" office:value="0.7378225" calcext:value-type="float">
            <text:p>0.7378225</text:p>
          </table:table-cell>
          <table:table-cell table:formula="of:=[.H15]-[.H40]" office:value-type="float" office:value="0.0412391666666667" calcext:value-type="float">
            <text:p>0.0412391666666667</text:p>
          </table:table-cell>
          <table:table-cell table:formula="of:=[.H15]-[.H46]" office:value-type="float" office:value="0.0178225000000001" calcext:value-type="float">
            <text:p>0.0178225000000001</text:p>
          </table:table-cell>
          <table:table-cell office:value-type="string" calcext:value-type="string">
            <text:p>11:16 28/11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table:number-columns-repeated="4" office:value-type="float" office:value="0.995" calcext:value-type="float">
            <text:p>0.995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975" calcext:value-type="float">
            <text:p>0.9975</text:p>
          </table:table-cell>
          <table:table-cell table:formula="of:=AVERAGE([.B16:.G16])" office:value-type="float" office:value="0.9925" calcext:value-type="float">
            <text:p>0.9925</text:p>
          </table:table-cell>
          <table:table-cell table:formula="of:=[.H16]-[.H41]" office:value-type="float" office:value="-0.005" calcext:value-type="float">
            <text:p>-0.005</text:p>
          </table:table-cell>
          <table:table-cell table:formula="of:=[.H16]-[.H47]" office:value-type="float" office:value="-0.00649999999999995" calcext:value-type="float">
            <text:p>-0.00649999999999995</text:p>
          </table:table-cell>
          <table:table-cell office:value-type="string" calcext:value-type="string">
            <text:p>18:16 27/11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89" calcext:value-type="float">
            <text:p>0.989</text:p>
          </table:table-cell>
          <table:table-cell table:number-columns-repeated="2" office:value-type="float" office:value="0.995" calcext:value-type="float">
            <text:p>0.995</text:p>
          </table:table-cell>
          <table:table-cell table:formula="of:=AVERAGE([.B17:.G17])" office:value-type="float" office:value="0.990666666666667" calcext:value-type="float">
            <text:p>0.990666666666667</text:p>
          </table:table-cell>
          <table:table-cell table:formula="of:=[.H17]-[.H42]" office:value-type="float" office:value="0.00649999999999995" calcext:value-type="float">
            <text:p>0.00649999999999995</text:p>
          </table:table-cell>
          <table:table-cell table:formula="of:=[.H17]-[.H48]" office:value-type="float" office:value="-0.0083333333333333" calcext:value-type="float">
            <text:p>-0.0083333333333333</text:p>
          </table:table-cell>
          <table:table-cell office:value-type="string" calcext:value-type="string">
            <text:p>18:16 27/11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Brest Cancer paper 3</text:p>
          </table:table-cell>
          <table:table-cell table:number-columns-repeated="6" table:style-name="ce12" office:value-type="string" calcext:value-type="string">
            <text:p>UP</text:p>
          </table:table-cell>
          <table:table-cell table:formula="of:=[.H9]" office:value-type="float" office:value="0.977875833333333" calcext:value-type="float">
            <text:p>0.977875833333333</text:p>
          </table:table-cell>
          <table:table-cell table:formula="of:=[.H9]-[.H34]" office:value-type="float" office:value="0.0130425000000001" calcext:value-type="float">
            <text:p>0.0130425000000001</text:p>
          </table:table-cell>
          <table:table-cell table:formula="of:=[.H18]-[.H49]" office:value-type="float" office:value="-0.0121241666666666" calcext:value-type="float">
            <text:p>-0.0121241666666666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Diabetes paper 1</text:p>
          </table:table-cell>
          <table:table-cell table:number-columns-repeated="6" table:style-name="ce12" office:value-type="string" calcext:value-type="string">
            <text:p>UP</text:p>
          </table:table-cell>
          <table:table-cell table:formula="of:=[.H6]" office:value-type="float" office:value="0.871459666666667" calcext:value-type="float">
            <text:p>0.871459666666667</text:p>
          </table:table-cell>
          <table:table-cell table:style-name="ce12" table:formula="of:=[.H6]-[.H31]" office:value-type="float" office:value="0.135626333333333" calcext:value-type="float">
            <text:p>0.135626333333333</text:p>
          </table:table-cell>
          <table:table-cell table:formula="of:=[.H19]-[.H50]" office:value-type="float" office:value="0.0494596666666667" calcext:value-type="float">
            <text:p>0.0494596666666667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Diabetes paper 4</text:p>
          </table:table-cell>
          <table:table-cell table:number-columns-repeated="6" table:style-name="ce15" office:value-type="string" calcext:value-type="string">
            <text:p>UP</text:p>
          </table:table-cell>
          <table:table-cell table:formula="of:=[.H6]" office:value-type="float" office:value="0.871459666666667" calcext:value-type="float">
            <text:p>0.871459666666667</text:p>
          </table:table-cell>
          <table:table-cell table:style-name="ce34" table:formula="of:=[.H6]-[.H31]" office:value-type="float" office:value="0.135626333333333" calcext:value-type="float">
            <text:p>0.135626333333333</text:p>
          </table:table-cell>
          <table:table-cell table:formula="of:=[.H20]-[.H51]" office:value-type="float" office:value="0.157459666666667" calcext:value-type="float">
            <text:p>0.157459666666667</text:p>
          </table:table-cell>
          <table:table-cell office:value-type="string" calcext:value-type="string">
            <text:p>13:16 23/12/24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Test 1</text:p>
          </table:table-cell>
          <table:table-cell office:value-type="float" office:value="0.849673" calcext:value-type="float">
            <text:p>0.849673</text:p>
          </table:table-cell>
          <table:table-cell office:value-type="float" office:value="0.843137" calcext:value-type="float">
            <text:p>0.843137</text:p>
          </table:table-cell>
          <table:table-cell office:value-type="float" office:value="0.875817" calcext:value-type="float">
            <text:p>0.875817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56209" calcext:value-type="float">
            <text:p>0.856209</text:p>
          </table:table-cell>
          <table:table-cell table:formula="of:=AVERAGE([.B21:.G21])" office:value-type="float" office:value="0.856209" calcext:value-type="float">
            <text:p>0.856209</text:p>
          </table:table-cell>
          <table:table-cell table:style-name="Default"/>
          <table:table-cell table:number-columns-repeated="2"/>
          <table:table-cell table:style-name="ce30"/>
          <table:table-cell table:number-columns-repeated="3"/>
        </table:table-row>
        <table:table-row table:style-name="ro1">
          <table:table-cell table:style-name="ce2" office:value-type="string" calcext:value-type="string">
            <text:p>Test 2</text:p>
          </table:table-cell>
          <table:table-cell office:value-type="float" office:value="0.875817" calcext:value-type="float">
            <text:p>0.875817</text:p>
          </table:table-cell>
          <table:table-cell office:value-type="float" office:value="0.816993" calcext:value-type="float">
            <text:p>0.816993</text:p>
          </table:table-cell>
          <table:table-cell office:value-type="float" office:value="0.895425" calcext:value-type="float">
            <text:p>0.895425</text:p>
          </table:table-cell>
          <table:table-cell table:number-columns-repeated="2" office:value-type="float" office:value="0.882353" calcext:value-type="float">
            <text:p>0.882353</text:p>
          </table:table-cell>
          <table:table-cell office:value-type="float" office:value="0.875817" calcext:value-type="float">
            <text:p>0.875817</text:p>
          </table:table-cell>
          <table:table-cell table:formula="of:=AVERAGE([.B22:.G22])" office:value-type="float" office:value="0.871459666666667" calcext:value-type="float">
            <text:p>0.87145966666666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est 3</text:p>
          </table:table-cell>
          <table:table-cell office:value-type="float" office:value="0.849673" calcext:value-type="float">
            <text:p>0.849673</text:p>
          </table:table-cell>
          <table:table-cell office:value-type="float" office:value="0.869281" calcext:value-type="float">
            <text:p>0.869281</text:p>
          </table:table-cell>
          <table:table-cell office:value-type="float" office:value="0.862745" calcext:value-type="float">
            <text:p>0.862745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901961" calcext:value-type="float">
            <text:p>0.901961</text:p>
          </table:table-cell>
          <table:table-cell office:value-type="float" office:value="0.869281" calcext:value-type="float">
            <text:p>0.869281</text:p>
          </table:table-cell>
          <table:table-cell table:formula="of:=AVERAGE([.B23:.G23])" office:value-type="float" office:value="0.872549" calcext:value-type="float">
            <text:p>0.87254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est 4</text:p>
          </table:table-cell>
          <table:table-cell office:value-type="float" office:value="0.843137" calcext:value-type="float">
            <text:p>0.843137</text:p>
          </table:table-cell>
          <table:table-cell office:value-type="float" office:value="0.836601" calcext:value-type="float">
            <text:p>0.836601</text:p>
          </table:table-cell>
          <table:table-cell office:value-type="float" office:value="0.830065" calcext:value-type="float">
            <text:p>0.830065</text:p>
          </table:table-cell>
          <table:table-cell office:value-type="float" office:value="0.856209" calcext:value-type="float">
            <text:p>0.856209</text:p>
          </table:table-cell>
          <table:table-cell table:number-columns-repeated="2" office:value-type="float" office:value="0.882353" calcext:value-type="float">
            <text:p>0.882353</text:p>
          </table:table-cell>
          <table:table-cell table:formula="of:=AVERAGE([.B24:.G24])" office:value-type="float" office:value="0.855119666666667" calcext:value-type="float">
            <text:p>0.855119666666667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5" table:number-columns-repeated="5"/>
          <table:table-cell table:number-columns-repeated="4"/>
          <table:table-cell table:style-name="ce15"/>
          <table:table-cell table:number-columns-repeated="3"/>
        </table:table-row>
        <table:table-row table:style-name="ro2">
          <table:table-cell table:style-name="ce1" office:value-type="string" calcext:value-type="string">
            <text:p>LIGHTGBM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style-name="ce24"/>
          <table:table-cell table:style-name="ce26"/>
          <table:table-cell table:style-name="ce4"/>
          <table:table-cell table:style-name="ce31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table:style-name="ce16" office:value-type="float" office:value="0.865" calcext:value-type="float">
            <text:p>0.865</text:p>
          </table:table-cell>
          <table:table-cell table:style-name="ce13" office:value-type="float" office:value="0.935" calcext:value-type="float">
            <text:p>0.935</text:p>
          </table:table-cell>
          <table:table-cell table:style-name="ce13" office:value-type="float" office:value="0.88" calcext:value-type="float">
            <text:p>0.88</text:p>
          </table:table-cell>
          <table:table-cell table:style-name="ce13" office:value-type="float" office:value="0.89" calcext:value-type="float">
            <text:p>0.89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0.89" calcext:value-type="float">
            <text:p>0.89</text:p>
          </table:table-cell>
          <table:table-cell table:formula="of:=AVERAGE([.B28:.G28])" office:value-type="float" office:value="0.893333333333333" calcext:value-type="float">
            <text:p>0.893333333333333</text:p>
          </table:table-cell>
          <table:table-cell table:number-columns-repeated="3"/>
          <table:table-cell table:style-name="ce15"/>
          <table:table-cell table:style-name="ce23"/>
          <table:table-cell table:number-columns-repeated="2"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887" calcext:value-type="float">
            <text:p>0.887</text:p>
          </table:table-cell>
          <table:table-cell table:formula="of:=AVERAGE([.B29:.G29])" office:value-type="float" office:value="0.892333333333333" calcext:value-type="float">
            <text:p>0.892333333333333</text:p>
          </table:table-cell>
          <table:table-cell table:number-columns-repeated="3"/>
          <table:table-cell table:style-name="ce15"/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36" calcext:value-type="float">
            <text:p>0.836</text:p>
          </table:table-cell>
          <table:table-cell office:value-type="float" office:value="0.819" calcext:value-type="float">
            <text:p>0.819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39" calcext:value-type="float">
            <text:p>0.739</text:p>
          </table:table-cell>
          <table:table-cell table:formula="of:=AVERAGE([.B30:.G30])" office:value-type="float" office:value="0.795333333333333" calcext:value-type="float">
            <text:p>0.795333333333333</text:p>
          </table:table-cell>
          <table:table-cell table:number-columns-repeated="3"/>
          <table:table-cell table:style-name="ce15"/>
          <table:table-cell table:style-name="ce23"/>
          <table:table-cell table:number-columns-repeated="2"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4" calcext:value-type="float">
            <text:p>0.74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6" calcext:value-type="float">
            <text:p>0.76</text:p>
          </table:table-cell>
          <table:table-cell office:value-type="float" office:value="0.727" calcext:value-type="float">
            <text:p>0.727</text:p>
          </table:table-cell>
          <table:table-cell table:formula="of:=AVERAGE([.B31:.G31])" office:value-type="float" office:value="0.735833333333333" calcext:value-type="float">
            <text:p>0.735833333333333</text:p>
          </table:table-cell>
          <table:table-cell table:number-columns-repeated="3"/>
          <table:table-cell table:style-name="ce15"/>
          <table:table-cell table:style-name="ce23"/>
          <table:table-cell table:number-columns-repeated="2"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2:.G32])" office:value-type="float" office:value="1" calcext:value-type="float">
            <text:p>1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98" calcext:value-type="float">
            <text:p>0.998</text:p>
          </table:table-cell>
          <table:table-cell table:formula="of:=AVERAGE([.B33:.G33])" office:value-type="float" office:value="0.986" calcext:value-type="float">
            <text:p>0.986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4" calcext:value-type="float">
            <text:p>0.974</text:p>
          </table:table-cell>
          <table:table-cell table:formula="of:=AVERAGE([.B34:.G34])" office:value-type="float" office:value="0.964833333333333" calcext:value-type="float">
            <text:p>0.964833333333333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5:.G35])" office:value-type="float" office:value="1" calcext:value-type="float">
            <text:p>1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" calcext:value-type="float">
            <text:p>0.96</text:p>
          </table:table-cell>
          <table:table-cell table:formula="of:=AVERAGE([.B36:.G36])" office:value-type="float" office:value="0.950166666666667" calcext:value-type="float">
            <text:p>0.950166666666667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table:number-columns-repeated="2" table:style-name="ce13" office:value-type="float" office:value="0.835" calcext:value-type="float">
            <text:p>0.835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0.835" calcext:value-type="float">
            <text:p>0.835</text:p>
          </table:table-cell>
          <table:table-cell table:style-name="ce16" office:value-type="float" office:value="0.84" calcext:value-type="float">
            <text:p>0.84</text:p>
          </table:table-cell>
          <table:table-cell table:formula="of:=AVERAGE([.B37:.G37])" office:value-type="float" office:value="0.8225" calcext:value-type="float">
            <text:p>0.8225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table:style-name="ce16" office:value-type="float" office:value="0.7869" calcext:value-type="float">
            <text:p>0.7869</text:p>
          </table:table-cell>
          <table:table-cell table:style-name="ce13" office:value-type="float" office:value="0.7049" calcext:value-type="float">
            <text:p>0.7049</text:p>
          </table:table-cell>
          <table:table-cell table:style-name="ce13" office:value-type="float" office:value="0.7705" calcext:value-type="float">
            <text:p>0.7705</text:p>
          </table:table-cell>
          <table:table-cell table:style-name="ce13" office:value-type="float" office:value="0.6393" calcext:value-type="float">
            <text:p>0.6393</text:p>
          </table:table-cell>
          <table:table-cell table:number-columns-repeated="2" table:style-name="ce16" office:value-type="float" office:value="0.7049" calcext:value-type="float">
            <text:p>0.7049</text:p>
          </table:table-cell>
          <table:table-cell table:formula="of:=AVERAGE([.B38:.G38])" office:value-type="float" office:value="0.718566666666667" calcext:value-type="float">
            <text:p>0.718566666666667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Transfusion <text:s/>paper 1</text:p>
          </table:table-cell>
          <table:table-cell table:style-name="ce16" office:value-type="float" office:value="0.7933" calcext:value-type="float">
            <text:p>0.7933</text:p>
          </table:table-cell>
          <table:table-cell table:style-name="ce13" office:value-type="float" office:value="0.8467" calcext:value-type="float">
            <text:p>0.8467</text:p>
          </table:table-cell>
          <table:table-cell table:style-name="ce13" office:value-type="float" office:value="0.7333" calcext:value-type="float">
            <text:p>0.7333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7333" calcext:value-type="float">
            <text:p>0.7333</text:p>
          </table:table-cell>
          <table:table-cell table:style-name="ce16" office:value-type="float" office:value="0.76" calcext:value-type="float">
            <text:p>0.76</text:p>
          </table:table-cell>
          <table:table-cell table:formula="of:=AVERAGE([.B39:.G39])" office:value-type="float" office:value="0.7711" calcext:value-type="float">
            <text:p>0.7711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Indian liver paper 2</text:p>
          </table:table-cell>
          <table:table-cell table:style-name="ce16" office:value-type="float" office:value="0.6496" calcext:value-type="float">
            <text:p>0.6496</text:p>
          </table:table-cell>
          <table:table-cell table:style-name="ce13" office:value-type="float" office:value="0.7436" calcext:value-type="float">
            <text:p>0.7436</text:p>
          </table:table-cell>
          <table:table-cell table:style-name="ce13" office:value-type="float" office:value="0.6923" calcext:value-type="float">
            <text:p>0.6923</text:p>
          </table:table-cell>
          <table:table-cell table:style-name="ce13" office:value-type="float" office:value="0.6752" calcext:value-type="float">
            <text:p>0.6752</text:p>
          </table:table-cell>
          <table:table-cell table:style-name="ce16" office:value-type="float" office:value="0.7179" calcext:value-type="float">
            <text:p>0.7179</text:p>
          </table:table-cell>
          <table:table-cell table:style-name="ce13" office:value-type="float" office:value="0.7009" calcext:value-type="float">
            <text:p>0.7009</text:p>
          </table:table-cell>
          <table:table-cell table:formula="of:=AVERAGE([.B40:.G40])" office:value-type="float" office:value="0.696583333333333" calcext:value-type="float">
            <text:p>0.696583333333333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3" office:value-type="float" office:value="0.995" calcext:value-type="float">
            <text:p>0.99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3" office:value-type="float" office:value="0.995" calcext:value-type="float">
            <text:p>0.995</text:p>
          </table:table-cell>
          <table:table-cell table:formula="of:=AVERAGE([.B41:.G41])" office:value-type="float" office:value="0.9975" calcext:value-type="float">
            <text:p>0.9975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table:style-name="ce16" office:value-type="float" office:value="0.985" calcext:value-type="float">
            <text:p>0.985</text:p>
          </table:table-cell>
          <table:table-cell table:style-name="ce13" office:value-type="float" office:value="0.99" calcext:value-type="float">
            <text:p>0.99</text:p>
          </table:table-cell>
          <table:table-cell table:style-name="ce13" office:value-type="float" office:value="0.975" calcext:value-type="float">
            <text:p>0.975</text:p>
          </table:table-cell>
          <table:table-cell table:style-name="ce13" office:value-type="float" office:value="0.985" calcext:value-type="float">
            <text:p>0.985</text:p>
          </table:table-cell>
          <table:table-cell table:style-name="ce13" office:value-type="float" office:value="0.99" calcext:value-type="float">
            <text:p>0.99</text:p>
          </table:table-cell>
          <table:table-cell table:style-name="ce13" office:value-type="float" office:value="0.98" calcext:value-type="float">
            <text:p>0.98</text:p>
          </table:table-cell>
          <table:table-cell table:formula="of:=AVERAGE([.B42:.G42])" office:value-type="float" office:value="0.984166666666667" calcext:value-type="float">
            <text:p>0.9841666666666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03" calcext:value-type="float">
            <text:p>0.80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ransfusion <text:s/>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218" calcext:value-type="float">
            <text:p>0.821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ndian_liver paper 2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72" calcext:value-type="float">
            <text:p>0.7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9" calcext:value-type="float">
            <text:p>0.99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9" calcext:value-type="float">
            <text:p>0.99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rest Cancer paper 3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" calcext:value-type="float">
            <text:p>0.9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iabetes 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22" calcext:value-type="float">
            <text:p>0.82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iabetes paper 4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714" calcext:value-type="float">
            <text:p>0.714</text:p>
          </table:table-cell>
          <table:table-cell table:number-columns-repeated="7"/>
        </table:table-row>
        <table:table-row table:style-name="ro1" table:number-rows-repeated="1048524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I23:Sheet1.I1048576 Sheet1.B18:Sheet1.G19 Sheet1.I1:Sheet1.I19">
            <calcext:condition calcext:apply-style-name="Bad" calcext:value="&lt;0" calcext:base-cell-address="Sheet1.B1"/>
          </calcext:conditional-format>
          <calcext:conditional-format calcext:target-range-address="Sheet1.I23:Sheet1.I1048576 Sheet1.B18:Sheet1.G19 Sheet1.I1:Sheet1.I19">
            <calcext:condition calcext:apply-style-name="Good" calcext:value="&gt;0" calcext:base-cell-address="Sheet1.B1"/>
          </calcext:conditional-format>
          <calcext:conditional-format calcext:target-range-address="Sheet1.J1:Sheet1.J1048576">
            <calcext:condition calcext:apply-style-name="Good" calcext:value="&gt;0" calcext:base-cell-address="Sheet1.J1"/>
          </calcext:conditional-format>
          <calcext:conditional-format calcext:target-range-address="Sheet1.J1:Sheet1.J1048576">
            <calcext:condition calcext:apply-style-name="Bad" calcext:value="&lt;0" calcext:base-cell-address="Sheet1.J1"/>
          </calcext:conditional-format>
          <calcext:conditional-format calcext:target-range-address="Sheet1.I20:Sheet1.I20">
            <calcext:condition calcext:apply-style-name="Good" calcext:value="=&gt;0" calcext:base-cell-address="Sheet1.I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2-27T18:14:29.325389952</dc:date>
    <meta:editing-duration>P3DT23H40M47S</meta:editing-duration>
    <meta:editing-cycles>26</meta:editing-cycles>
    <meta:generator>LibreOffice/7.4.7.2$Linux_X86_64 LibreOffice_project/40$Build-2</meta:generator>
    <meta:document-statistic meta:table-count="1" meta:cell-count="442" meta:object-count="0"/>
  </office:meta>
</office:document-meta>
</file>